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álny">
      <style:paragraph-properties fo:text-align="center" style:justify-single-word="false"/>
    </style:style>
    <style:style style:name="P2" style:family="paragraph" style:parent-style-name="Heading_20_1" style:master-page-name="MP0">
      <style:paragraph-properties fo:text-align="center" style:justify-single-word="false" style:page-number="auto" fo:break-before="page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10. Stretnutie </text:h>
      <text:p text:style-name="P1"/>
      <text:p text:style-name="Normálny"><text:span text:style-name="Predvolené_20_písmo_20_odseku"><text:span text:style-name="T1">Dátum:</text:span></text:span> 31.10.2013</text:p>
      <text:p text:style-name="Normálny"/>
      <text:p text:style-name="Normálny"><text:span text:style-name="Predvolené_20_písmo_20_odseku"><text:span text:style-name="T1">Zúčastnení:</text:span></text:span> Adam Horváth, Peter Šulík, Andrej Sekáč, Timotej Krajči, Michal Raška</text:p>
      <text:p text:style-name="Normálny"/>
      <text:p text:style-name="Normálny"><text:span text:style-name="Predvolené_20_písmo_20_odseku"><text:span text:style-name="T1">Agenda:</text:span></text:span> <text:s/>Na poslednom stretnutí sme nestihli dorobiť Domain level class diagram. Preto sme sa museli stretnúť aj v tento deň. Stretnutie bolo pomerne krátke, ale vypracovali sme všetko čo bolo v pláne. To znamená dorobili sme Domain level class diagram a začali s návrhom. Najbližšie sa stretneme podľa plánu 4.11., kedy dopracujeme Návr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álny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Normálny" style:next-style-name="Normálny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size="14pt" fo:font-weight="bold" style:font-name-asian="Times New Roman" style:font-size-asian="14pt" style:font-weight-asian="bold" style:font-size-complex="14pt" style:font-weight-complex="bold" fo:hyphenate="false" fo:hyphenation-remain-char-count="0" fo:hyphenation-push-char-count="0"/>
    </style:style>
    <style:style style:name="Predvolené_20_písmo_20_odseku" style:display-name="Predvolené písmo odseku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l Raška</meta:initial-creator>
    <meta:creation-date>2013-11-03T17:43:36.26</meta:creation-date>
    <dc:date>2013-11-03T17:51:16.05</dc:date>
    <dc:creator>Michal Raška</dc:creator>
    <meta:editing-duration>PT7M7S</meta:editing-duration>
    <meta:editing-cycles>3</meta:editing-cycles>
    <meta:generator>OpenOffice/4.0.0$Win32 OpenOffice.org_project/400m3$Build-9702</meta:generator>
    <meta:document-statistic meta:table-count="0" meta:image-count="0" meta:object-count="0" meta:page-count="1" meta:paragraph-count="4" meta:word-count="68" meta:character-count="452"/>
  </office:meta>
</office:document-meta>
</file>